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font-weight-asian="bold" style:font-weight-complex="bold"/>
    </style:style>
  </office:automatic-styles>
  <office:body>
    <office:text>
      <text:dde-connection-decls>
        <text:dde-connection-decl office:name="soffice1" office:dde-application="soffice" office:dde-topic="/home/danders/Dokumenter/lw1.odt" office:dde-item="__DdeLink__6_821186907" office:automatic-update="true"/>
      </text:dde-connection-decls>
      <text:p text:style-name="T1" text:id="subitem1">The following is a DDE text:</text:p>
      <text:p text:style-name="T1" text:id="subitem2"><text:dde-connection text:connection-name="soffice1">This is the DDE text.</text:dde-connec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2</meta:generator>
    <dc:title/>
    <meta:initial-creator>Unknown</meta:initial-creator>
    <meta:editing-cycles>1</meta:editing-cycles>
    <dc:date>2011-07-01T10:07:16</dc:date>
    <meta:creation-date>2008-08-22T11:41:04</meta:creation-date>
    <dc:creator>Dag</dc:creator>
  </office:meta>
</office:document-meta>
</file>